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20a058" officeooo:paragraph-rsid="0020a058" style:font-size-asian="11pt" style:font-weight-asian="normal" style:font-size-complex="11pt" style:font-weight-complex="normal"/>
    </style:style>
    <style:style style:name="P2" style:family="paragraph" style:parent-style-name="Text_20_body">
      <style:text-properties officeooo:paragraph-rsid="0022cdf9"/>
    </style:style>
    <style:style style:name="P3" style:family="paragraph" style:parent-style-name="Text_20_body">
      <style:text-properties officeooo:rsid="0022e96a" officeooo:paragraph-rsid="0022e96a"/>
    </style:style>
    <style:style style:name="P4" style:family="paragraph" style:parent-style-name="Text_20_body" style:list-style-name="L1">
      <style:text-properties officeooo:rsid="0022e96a" officeooo:paragraph-rsid="0022e96a"/>
    </style:style>
    <style:style style:name="P5" style:family="paragraph" style:parent-style-name="Text_20_body">
      <style:text-properties officeooo:paragraph-rsid="00242603"/>
    </style:style>
    <style:style style:name="P6" style:family="paragraph" style:parent-style-name="Text_20_body" style:list-style-name="L2">
      <style:text-properties officeooo:rsid="00257a48" officeooo:paragraph-rsid="00257a48"/>
    </style:style>
    <style:style style:name="P7" style:family="paragraph" style:parent-style-name="Text_20_body">
      <style:text-properties officeooo:rsid="00257a48" officeooo:paragraph-rsid="00257a48"/>
    </style:style>
    <style:style style:name="P8" style:family="paragraph" style:parent-style-name="Text_20_body" style:list-style-name="L3">
      <style:text-properties officeooo:rsid="00257a48" officeooo:paragraph-rsid="00257a48"/>
    </style:style>
    <style:style style:name="P9" style:family="paragraph" style:parent-style-name="Text_20_body" style:list-style-name="L4">
      <style:text-properties officeooo:rsid="00257a48" officeooo:paragraph-rsid="00257a48"/>
    </style:style>
    <style:style style:name="P10" style:family="paragraph" style:parent-style-name="Text_20_body" style:list-style-name="L7">
      <style:text-properties officeooo:rsid="00257a48" officeooo:paragraph-rsid="002725bc"/>
    </style:style>
    <style:style style:name="P11" style:family="paragraph" style:parent-style-name="Text_20_body">
      <style:text-properties officeooo:rsid="002725bc" officeooo:paragraph-rsid="002725bc"/>
    </style:style>
    <style:style style:name="P12" style:family="paragraph" style:parent-style-name="Text_20_body" style:list-style-name="L6">
      <style:text-properties officeooo:rsid="002725bc" officeooo:paragraph-rsid="002725bc"/>
    </style:style>
    <style:style style:name="P13" style:family="paragraph" style:parent-style-name="Text_20_body" style:list-style-name="L7">
      <style:text-properties officeooo:rsid="002725bc" officeooo:paragraph-rsid="002725bc"/>
    </style:style>
    <style:style style:name="P14" style:family="paragraph" style:parent-style-name="Text_20_body">
      <style:text-properties fo:font-size="13pt" fo:font-weight="bold" officeooo:rsid="002725bc" officeooo:paragraph-rsid="002725bc" style:font-size-asian="13pt" style:font-weight-asian="bold" style:font-size-complex="13pt" style:font-weight-complex="bold"/>
    </style:style>
    <style:style style:name="P15" style:family="paragraph" style:parent-style-name="Text_20_body">
      <style:text-properties officeooo:rsid="0027ba7a" officeooo:paragraph-rsid="0027ba7a"/>
    </style:style>
    <style:style style:name="P16" style:family="paragraph" style:parent-style-name="Text_20_body" style:list-style-name="L8">
      <style:text-properties officeooo:rsid="0027ba7a" officeooo:paragraph-rsid="0027ba7a"/>
    </style:style>
    <style:style style:name="P17" style:family="paragraph" style:parent-style-name="Text_20_body">
      <style:text-properties officeooo:paragraph-rsid="0027ba7a"/>
    </style:style>
    <style:style style:name="P18" style:family="paragraph" style:parent-style-name="Text_20_body" style:list-style-name="L8">
      <style:text-properties officeooo:paragraph-rsid="0027ba7a"/>
    </style:style>
    <style:style style:name="P19" style:family="paragraph" style:parent-style-name="Text_20_body">
      <style:text-properties officeooo:paragraph-rsid="0027f340"/>
    </style:style>
    <style:style style:name="P20" style:family="paragraph" style:parent-style-name="Heading_20_1">
      <style:text-properties officeooo:rsid="0020a058" officeooo:paragraph-rsid="0020a058"/>
    </style:style>
    <style:style style:name="P21" style:family="paragraph" style:parent-style-name="Heading_20_1">
      <style:text-properties officeooo:rsid="0027f340" officeooo:paragraph-rsid="0027f340"/>
    </style:style>
    <style:style style:name="P22" style:family="paragraph" style:parent-style-name="Heading_20_2">
      <style:text-properties officeooo:rsid="00242603" officeooo:paragraph-rsid="00242603"/>
    </style:style>
    <style:style style:name="P23" style:family="paragraph" style:parent-style-name="Heading_20_3">
      <style:text-properties officeooo:rsid="00250245" officeooo:paragraph-rsid="00250245"/>
    </style:style>
    <style:style style:name="P24" style:family="paragraph" style:parent-style-name="Heading_20_3">
      <style:text-properties officeooo:rsid="00257a48" officeooo:paragraph-rsid="00257a48"/>
    </style:style>
    <style:style style:name="P25" style:family="paragraph" style:parent-style-name="Heading_20_3">
      <style:text-properties officeooo:rsid="002725bc" officeooo:paragraph-rsid="002725bc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2cdf9"/>
    </style:style>
    <style:style style:name="T2" style:family="text">
      <style:text-properties officeooo:rsid="00250245"/>
    </style:style>
    <style:style style:name="T3" style:family="text">
      <style:text-properties officeooo:rsid="002725bc"/>
    </style:style>
    <style:style style:name="T4" style:family="text">
      <style:text-properties style:text-position="0% 100%" officeooo:rsid="00279ba0"/>
    </style:style>
    <style:style style:name="T5" style:family="text">
      <style:text-properties officeooo:rsid="0027ba7a"/>
    </style:style>
    <style:style style:name="T6" style:family="text">
      <style:text-properties officeooo:rsid="0027f34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OIDBOOK</text:p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6"><text:a xlink:type="simple" xlink:href="#__RefHeading__217_1238993056" text:style-name="Index_20_Link" text:visited-style-name="Index_20_Link">Introduzione<text:tab/>1</text:a></text:p>
          <text:p text:style-name="P26"><text:a xlink:type="simple" xlink:href="#__RefHeading__535_1238993056" text:style-name="Index_20_Link" text:visited-style-name="Index_20_Link">Casi D'uso<text:tab/>1</text:a></text:p>
          <text:p text:style-name="P27"><text:a xlink:type="simple" xlink:href="#__RefHeading__537_1238993056" text:style-name="Index_20_Link" text:visited-style-name="Index_20_Link">Descrizione dei Casi D'uso<text:tab/>1</text:a></text:p>
          <text:p text:style-name="P28"><text:a xlink:type="simple" xlink:href="#__RefHeading__643_1238993056" text:style-name="Index_20_Link" text:visited-style-name="Index_20_Link">L'utente aggiunge un libro<text:tab/>1</text:a></text:p>
          <text:p text:style-name="P28"><text:a xlink:type="simple" xlink:href="#__RefHeading__750_1238993056" text:style-name="Index_20_Link" text:visited-style-name="Index_20_Link">L'utente aggiunge un libro ad uno scaffale<text:tab/>2</text:a></text:p>
          <text:p text:style-name="P28"><text:a xlink:type="simple" xlink:href="#__RefHeading__752_1238993056" text:style-name="Index_20_Link" text:visited-style-name="Index_20_Link">L'utente aggiunge una citazione ad una parte del libro<text:tab/>2</text:a></text:p>
          <text:p text:style-name="P28"><text:a xlink:type="simple" xlink:href="#__RefHeading__754_1238993056" text:style-name="Index_20_Link" text:visited-style-name="Index_20_Link">L'utente aggiunge una nota ad una parte del libro<text:tab/>2</text:a></text:p>
          <text:p text:style-name="P28"><text:a xlink:type="simple" xlink:href="#__RefHeading__756_1238993056" text:style-name="Index_20_Link" text:visited-style-name="Index_20_Link">L'utente cerca un libro dato il suo ISBN<text:tab/>2</text:a></text:p>
          <text:p text:style-name="P26"><text:a xlink:type="simple" xlink:href="#__RefHeading__758_1238993056" text:style-name="Index_20_Link" text:visited-style-name="Index_20_Link">Modello E-R<text:tab/>2</text:a></text:p>
        </text:index-body>
      </text:table-of-content>
      <text:p text:style-name="P1"/>
      <text:p text:style-name="P1"/>
      <text:h text:style-name="P20" text:outline-level="1"><text:bookmark-start text:name="__RefHeading__217_1238993056"/>Introduzione<text:bookmark-end text:name="__RefHeading__217_1238993056"/></text:h>
      <text:p text:style-name="P2">L’ente XYZ vuole realizzare un<text:span text:style-name="T1">'applicazione Android</text:span> per consentire <text:span text:style-name="T1">la gestione dei libri posseduti, in modo da organizzarli e avere una lista di ciò che si è già letto o che si possiede</text:span>. Un <text:span text:style-name="T1">utente</text:span> si connette al sistema e consulta <text:span text:style-name="T1">i libri</text:span> disponibil<text:span text:style-name="T1">i</text:span> con le relative <text:span text:style-name="T1">caratteristiche: autore, ISBN, ISBN13, codice asin, editore, data, descrizione, numero di pagine, voto dell'utente, voto medio (calcolato facendo la media dei voti che gli utenti di Internet hanno fatto), il commento dell'utente e la copertina</text:span>. <text:span text:style-name="T1">L'utente può inoltre aggiungere degli Scaffali, che gli permettono di categorizzare in modo personalizzato i libri che possiede, inserire note relative ad un libro in una particolare pagina (con possibile riferimento alla riga) e aggiungere delle citazioni.</text:span></text:p>
      <text:p text:style-name="P2"/>
      <text:h text:style-name="Heading_20_1" text:outline-level="1"><text:bookmark-start text:name="__RefHeading__535_1238993056"/><text:span text:style-name="T1">C</text:span>asi D'uso<text:bookmark-end text:name="__RefHeading__535_1238993056"/></text:h>
      <text:list xml:id="list2398770738286942868" text:style-name="L1">
        <text:list-item>
          <text:p text:style-name="P4">L'utente aggiunge un libro;</text:p>
        </text:list-item>
        <text:list-item>
          <text:p text:style-name="P4">L'utente aggiunge un libro ad uno scaffale;</text:p>
        </text:list-item>
        <text:list-item>
          <text:p text:style-name="P4">L'utente aggiunge una citazione ad una parte libro;</text:p>
        </text:list-item>
        <text:list-item>
          <text:p text:style-name="P4">L'utente aggiunge una nota ad una parte del libro;</text:p>
        </text:list-item>
        <text:list-item>
          <text:p text:style-name="P4">L'utente cerca un libro dato il suo ISBN.</text:p>
        </text:list-item>
      </text:list>
      <text:p text:style-name="P3"/>
      <text:h text:style-name="P22" text:outline-level="2"><text:bookmark-start text:name="__RefHeading__537_1238993056"/>Descrizione dei Casi D'uso<text:bookmark-end text:name="__RefHeading__537_1238993056"/></text:h>
      <text:p text:style-name="P5"/>
      <text:h text:style-name="P23" text:outline-level="3"><text:bookmark-start text:name="__RefHeading__643_1238993056"/>L'utente aggiunge un libro<text:bookmark-end text:name="__RefHeading__643_1238993056"/></text:h>
      <text:list xml:id="list4588730054527605204" text:style-name="L2">
        <text:list-item>
          <text:p text:style-name="P6"><text:span text:style-name="T2">L</text:span>'utente entra nella sezione di inserimento libro;</text:p>
        </text:list-item>
        <text:list-item>
          <text:p text:style-name="P6">Il sistema controlla i dati inseriti;</text:p>
        </text:list-item>
        <text:list-item>
          <text:p text:style-name="P6">Il sistema aggiunge il libro al suo database.</text:p>
        </text:list-item>
      </text:list>
      <text:p text:style-name="P7"/>
      <text:h text:style-name="P24" text:outline-level="3"><text:bookmark-start text:name="__RefHeading__750_1238993056"/><text:soft-page-break/>L'utente aggiunge un libro ad uno scaffale<text:bookmark-end text:name="__RefHeading__750_1238993056"/></text:h>
      <text:list xml:id="list3183838064203301914" text:style-name="L3">
        <text:list-item>
          <text:p text:style-name="P8">L'utente seleziona un libro dalla lista dei libri che possiede;</text:p>
        </text:list-item>
        <text:list-item>
          <text:p text:style-name="P8">L'utente seleziona lo scaffale a cui assegnare il libro.</text:p>
        </text:list-item>
      </text:list>
      <text:p text:style-name="P7"/>
      <text:h text:style-name="P24" text:outline-level="3"><text:bookmark-start text:name="__RefHeading__752_1238993056"/>L'utente aggiunge una citazione ad una parte del libro<text:bookmark-end text:name="__RefHeading__752_1238993056"/></text:h>
      <text:list xml:id="list609019486181789008" text:style-name="L4">
        <text:list-item>
          <text:p text:style-name="P9">L'utente seleziona un libro dalla lista dei libri che possiede;</text:p>
        </text:list-item>
        <text:list-item>
          <text:p text:style-name="P9">L'utente aggiunge un<text:span text:style-name="T3">a citazione ad una parte del libro.</text:span></text:p>
        </text:list-item>
      </text:list>
      <text:p text:style-name="P7"/>
      <text:h text:style-name="P25" text:outline-level="3"><text:bookmark-start text:name="__RefHeading__754_1238993056"/>L'utente aggiunge una nota ad una parte del libro<text:bookmark-end text:name="__RefHeading__754_1238993056"/></text:h>
      <text:list xml:id="list7706406633073008560" text:style-name="L6">
        <text:list-item>
          <text:p text:style-name="P12">L'utente seleziona un libro dalla lista dei libri che possiede;</text:p>
        </text:list-item>
        <text:list-item>
          <text:p text:style-name="P12">L'utente aggiunge una nota ad una parte del libro.</text:p>
        </text:list-item>
      </text:list>
      <text:p text:style-name="P11"/>
      <text:h text:style-name="P25" text:outline-level="3"><text:bookmark-start text:name="__RefHeading__756_1238993056"/>L'utente cerca un libro dato il suo ISBN<text:bookmark-end text:name="__RefHeading__756_1238993056"/></text:h>
      <text:list xml:id="list3914632337385635724" text:style-name="L7">
        <text:list-item>
          <text:p text:style-name="P10"><text:span text:style-name="T2">L</text:span>'utente entra nella sezione di inserimento libro;</text:p>
        </text:list-item>
        <text:list-item>
          <text:p text:style-name="P13">Il sistema controlla i dati inseriti;</text:p>
        </text:list-item>
        <text:list-item>
          <text:p text:style-name="P13">Il sistema aggiunge il libro al suo database.</text:p>
        </text:list-item>
      </text:list>
      <text:p text:style-name="P11"/>
      <text:p text:style-name="P14">Estensioni</text:p>
      <text:p text:style-name="P17">3<text:span text:style-name="T4">A</text:span></text:p>
      <text:list xml:id="list5564124661704934035" text:style-name="L8">
        <text:list-item>
          <text:p text:style-name="P18"><text:span text:style-name="T5">Il codice ISBN inserito non è valido;</text:span></text:p>
        </text:list-item>
        <text:list-item>
          <text:p text:style-name="P16">Il sistema comunica l'errore all'utente.</text:p>
        </text:list-item>
      </text:list>
      <text:p text:style-name="P15"/>
      <text:h text:style-name="P21" text:outline-level="1"><text:bookmark-start text:name="__RefHeading__758_1238993056"/>Modello E-R<text:bookmark-end text:name="__RefHeading__758_1238993056"/></text:h>
      <text:p text:style-name="P1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08:46.250000000</meta:creation-date>
    <dc:date>2014-01-23T14:21:27.593000000</dc:date>
    <meta:editing-duration>PT1H10M49S</meta:editing-duration>
    <meta:editing-cycles>1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42" meta:word-count="390" meta:character-count="2304" meta:non-whitespace-character-count="1975"/>
  </office:meta>
</office:document-meta>
</file>